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F000000DF74639A27.svm"/>
  <manifest:file-entry manifest:media-type="" manifest:full-path="Object 1/Pictures/2000000D000000DF000000DF75F9AC18.svm"/>
  <manifest:file-entry manifest:media-type="" manifest:full-path="Object 1/Pictures/2000000D000000DF000000DF948C12DE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" manifest:full-path="Object 2/Pictures/2000000D000000DF000000DF74639A27.svm"/>
  <manifest:file-entry manifest:media-type="" manifest:full-path="Object 2/Pictures/2000000D000000DF000000DF75F9AC18.svm"/>
  <manifest:file-entry manifest:media-type="" manifest:full-path="Object 2/Pictures/2000000D000000DF000000DF948C12DE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order-left="0.002cm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4" style:family="table-cell" style:parent-style-name="Default" style:data-style-name="N108">
      <style:table-cell-properties fo:border="0.002cm solid #000000"/>
    </style:style>
    <style:style style:name="ce15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8" style:family="table-cell" style:parent-style-name="Default" style:data-style-name="N2">
      <style:table-cell-properties fo:border-bottom="none" fo:border-left="0.002cm solid #000000" fo:border-right="none" fo:border-top="0.002cm solid #000000"/>
    </style:style>
    <style:style style:name="ce19" style:family="table-cell" style:parent-style-name="Default" style:data-style-name="N2">
      <style:table-cell-properties fo:border-bottom="none" fo:border-left="0.002cm solid #000000" fo:border-right="none" fo:border-top="none"/>
    </style:style>
    <style:style style:name="ce20" style:family="table-cell" style:parent-style-name="Default" style:data-style-name="N109">
      <style:table-cell-properties fo:border-bottom="none" fo:border-left="0.002cm solid #000000" fo:border-right="none" fo:border-top="none"/>
    </style:style>
    <style:style style:name="ce21" style:family="table-cell" style:parent-style-name="Default" style:data-style-name="N109">
      <style:table-cell-properties fo:border-bottom="none" fo:background-color="#ffc396" fo:border-left="0.002cm solid #000000" fo:border-right="none" fo:border-top="none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1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 style:data-style-name="N1">
      <style:table-cell-properties fo:border="none"/>
    </style:style>
    <style:style style:name="ce27" style:family="table-cell" style:parent-style-name="Default">
      <style:table-cell-properties fo:border-bottom="0.002cm solid #000000" fo:border-left="none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29" style:family="table-cell" style:parent-style-name="Default" style:data-style-name="N109">
      <style:table-cell-properties fo:border-bottom="none" fo:border-left="none" fo:border-right="none" fo:border-top="0.002cm solid #000000"/>
    </style:style>
    <style:style style:name="ce30" style:family="table-cell" style:parent-style-name="Default" style:data-style-name="N109">
      <style:table-cell-properties fo:border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32" style:family="table-cell" style:parent-style-name="Default" style:data-style-name="N109">
      <style:table-cell-properties fo:border-bottom="none" fo:border-left="none" fo:border-right="0.002cm solid #000000" fo:border-top="0.002cm solid #000000"/>
    </style:style>
    <style:style style:name="ce33" style:family="table-cell" style:parent-style-name="Default">
      <style:table-cell-properties fo:border-bottom="none" fo:border-left="none" fo:border-right="0.002cm solid #000000" fo:border-top="none"/>
    </style:style>
    <style:style style:name="ce34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</style:style>
    <style:style style:name="ce36" style:family="table-cell" style:parent-style-name="Default" style:data-style-name="N109">
      <style:table-cell-properties fo:border="0.002cm solid #000000"/>
    </style:style>
    <style:style style:name="ce37" style:family="table-cell" style:parent-style-name="Default" style:data-style-name="N109">
      <style:table-cell-properties fo:border-bottom="0.035cm solid #000000" fo:border-left="0.002cm solid #000000" fo:border-right="0.002cm solid #000000" fo:border-top="0.002cm solid #000000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3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40" style:family="table-cell" style:parent-style-name="Default" style:data-style-name="N2">
      <style:table-cell-properties fo:border="none"/>
    </style:style>
    <style:style style:name="ce41" style:family="table-cell" style:parent-style-name="Default" style:data-style-name="N109">
      <style:table-cell-properties fo:background-color="#aadcbe" fo:border="none"/>
    </style:style>
    <style:style style:name="ce42" style:family="table-cell" style:parent-style-name="Default" style:data-style-name="N109">
      <style:table-cell-properties fo:background-color="#aadcbe" fo:border="0.002cm solid #000000"/>
    </style:style>
    <style:style style:name="ce43" style:family="table-cell" style:parent-style-name="Default" style:data-style-name="N109">
      <style:table-cell-properties fo:border-bottom="0.035cm solid #000000" fo:background-color="#ffc396" fo:border-left="0.002cm solid #000000" fo:border-right="0.002cm solid #000000" fo:border-top="0.002cm solid #000000"/>
    </style:style>
    <style:style style:name="ce44" style:family="table-cell" style:parent-style-name="Default">
      <style:table-cell-properties fo:border-bottom="none" fo:border-left="none" fo:border-right="0.002cm solid #000000" fo:border-top="0.002cm solid #000000"/>
    </style:style>
    <style:style style:name="ce45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46" style:family="table-cell" style:parent-style-name="Default" style:data-style-name="N108">
      <style:table-cell-properties fo:border-bottom="0.002cm solid #000000" fo:border-left="0.002cm solid #000000" fo:border-right="0.035cm solid #000000" fo:border-top="0.002cm solid #000000"/>
    </style:style>
    <style:style style:name="ce47" style:family="table-cell" style:parent-style-name="Default" style:data-style-name="N108">
      <style:table-cell-properties fo:border-bottom="0.035cm solid #000000" fo:border-left="0.002cm solid #000000" fo:border-right="0.035cm solid #000000" fo:border-top="0.002cm solid #000000"/>
    </style:style>
    <style:style style:name="ce48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49" style:family="table-cell" style:parent-style-name="Default" style:data-style-name="N2">
      <style:table-cell-properties fo:border-bottom="0.002cm solid #000000" fo:border-left="0.035cm solid #000000" fo:border-right="0.002cm solid #000000" fo:border-top="0.002cm solid #000000"/>
    </style:style>
    <style:style style:name="ce50" style:family="table-cell" style:parent-style-name="Default" style:data-style-name="N2">
      <style:table-cell-properties fo:border-bottom="0.035cm solid #000000" fo:border-left="0.035cm solid #000000" fo:border-right="0.002cm solid #000000" fo:border-top="0.002cm solid #000000"/>
    </style:style>
    <style:style style:name="ce51" style:family="table-cell" style:parent-style-name="Default" style:data-style-name="N2">
      <style:table-cell-properties fo:border="0.002cm solid #000000"/>
    </style:style>
    <style:style style:name="ce52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/>
    </style:style>
    <style:style style:name="ce53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/>
    </style:style>
    <style:style style:name="ce54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/>
    </style:style>
    <style:style style:name="ce55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56" style:family="table-cell" style:parent-style-name="Default" style:data-style-name="N1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57" style:family="table-cell" style:parent-style-name="Default" style:data-style-name="N1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58" style:family="table-cell" style:parent-style-name="Default" style:data-style-name="N1">
      <style:table-cell-properties fo:border-bottom="0.002cm solid #000000" fo:border-left="0.035cm solid #000000" fo:border-right="0.002cm solid #000000" fo:border-top="0.002cm solid #000000"/>
    </style:style>
    <style:style style:name="ce59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style:font-name="Arial1"/>
    </style:style>
    <style:style style:name="ce60" style:family="table-cell" style:parent-style-name="Default" style:data-style-name="N108">
      <style:table-cell-properties fo:border-bottom="0.035cm solid #000000" fo:border-left="0.035cm solid #000000" fo:border-right="0.002cm solid #000000" fo:border-top="0.002cm solid #000000"/>
    </style:style>
    <style:style style:name="ce61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62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3" style:family="table-cell" style:parent-style-name="Default" style:data-style-name="N1">
      <style:table-cell-properties fo:border="0.002cm solid #000000"/>
    </style:style>
    <style:style style:name="ce6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/>
    </style:style>
    <style:style style:name="ce6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6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67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68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6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1"/>
    </style:style>
    <style:style style:name="ce70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ce9"/>
        <table:table-column table:style-name="co1" table:default-cell-style-name="ce26"/>
        <table:table-column table:style-name="co1" table:default-cell-style-name="ce30"/>
        <table:table-column table:style-name="co1" table:default-cell-style-name="ce34"/>
        <table:table-column table:style-name="co1" table:default-cell-style-name="ce25"/>
        <table:table-column table:style-name="co1" table:default-cell-style-name="ce26"/>
        <table:table-column table:style-name="co1" table:default-cell-style-name="ce30"/>
        <table:table-column table:style-name="co1" table:default-cell-style-name="ce34"/>
        <table:table-column table:style-name="co1" table:number-columns-repeated="1015" table:default-cell-style-name="Default"/>
        <table:table-row table:style-name="ro1">
          <table:table-cell table:style-name="ce1" office:value-type="string" table:number-columns-spanned="1" table:number-rows-spanned="2">
            <text:p>Схема</text:p>
          </table:table-cell>
          <table:table-cell table:style-name="ce13" office:value-type="string" table:number-columns-spanned="11" table:number-rows-spanned="1">
            <text:p>Измерено</text:p>
          </table:table-cell>
          <table:covered-table-cell table:number-columns-repeated="9" table:style-name="ce22"/>
          <table:covered-table-cell table:style-name="ce13"/>
          <table:table-cell table:style-name="ce1" office:value-type="string" table:number-columns-spanned="1" table:number-rows-spanned="2">
            <text:p>Схема</text:p>
          </table:table-cell>
          <table:table-cell table:style-name="ce48" office:value-type="string" table:number-columns-spanned="7" table:number-rows-spanned="1">
            <text:p>Рассчитано</text:p>
          </table:table-cell>
          <table:covered-table-cell table:number-columns-repeated="2" table:style-name="ce22"/>
          <table:covered-table-cell table:style-name="ce13"/>
          <table:covered-table-cell table:style-name="ce55"/>
          <table:covered-table-cell table:style-name="ce22"/>
          <table:covered-table-cell table:style-name="ce13"/>
          <table:table-cell table:style-name="ce71" table:number-columns-repeated="2"/>
          <table:table-cell table:number-columns-repeated="1002"/>
        </table:table-row>
        <table:table-row table:style-name="ro1">
          <table:covered-table-cell table:style-name="ce2"/>
          <table:table-cell table:style-name="ce1" office:value-type="string">
            <text:p>U<text:span text:style-name="T1">Л</text:span>, В</text:p>
          </table:table-cell>
          <table:table-cell table:style-name="ce23" office:value-type="string">
            <text:p>U<text:span text:style-name="T1">a</text:span><text:span text:style-name="T2">, В</text:span></text:p>
          </table:table-cell>
          <table:table-cell table:style-name="ce23" office:value-type="string">
            <text:p>U<text:span text:style-name="T1">b</text:span><text:span text:style-name="T2">, В</text:span></text:p>
          </table:table-cell>
          <table:table-cell table:style-name="ce23" office:value-type="string">
            <text:p>U<text:span text:style-name="T1">c</text:span><text:span text:style-name="T2">, В</text:span></text:p>
          </table:table-cell>
          <table:table-cell table:style-name="ce23" office:value-type="string">
            <text:p>I<text:span text:style-name="T1">a</text:span><text:span text:style-name="T2">, А</text:span></text:p>
          </table:table-cell>
          <table:table-cell table:style-name="ce23" office:value-type="string">
            <text:p>I<text:span text:style-name="T1">b</text:span><text:span text:style-name="T2">, А</text:span></text:p>
          </table:table-cell>
          <table:table-cell table:style-name="ce23" office:value-type="string">
            <text:p>I<text:span text:style-name="T1">c</text:span><text:span text:style-name="T2">, А</text:span></text:p>
          </table:table-cell>
          <table:table-cell table:style-name="ce23" office:value-type="string">
            <text:p>I<text:span text:style-name="T1">n</text:span><text:span text:style-name="T2">, А</text:span></text:p>
          </table:table-cell>
          <table:table-cell table:style-name="ce23" office:value-type="string">
            <text:p>U<text:span text:style-name="T1">Nn</text:span><text:span text:style-name="T2">, B</text:span></text:p>
          </table:table-cell>
          <table:table-cell table:style-name="ce23" office:value-type="string">
            <text:p>P<text:span text:style-name="T1">a</text:span><text:span text:style-name="T2">, Вт</text:span></text:p>
          </table:table-cell>
          <table:table-cell table:style-name="ce45" office:value-type="string">
            <text:p>P<text:span text:style-name="T1">b</text:span><text:span text:style-name="T2">, Вт</text:span></text:p>
          </table:table-cell>
          <table:covered-table-cell table:style-name="ce2"/>
          <table:table-cell table:style-name="ce1" office:value-type="string">
            <text:p>U<text:span text:style-name="T1">л</text:span>/U<text:span text:style-name="T1">a</text:span></text:p>
          </table:table-cell>
          <table:table-cell table:style-name="ce23" office:value-type="string">
            <text:p>U<text:span text:style-name="T1">л</text:span>/U<text:span text:style-name="T1">b</text:span></text:p>
          </table:table-cell>
          <table:table-cell table:style-name="ce23" office:value-type="string">
            <text:p>U<text:span text:style-name="T1">л</text:span>/U<text:span text:style-name="T1">c</text:span></text:p>
          </table:table-cell>
          <table:table-cell table:style-name="ce45" office:value-type="string">
            <text:p>P<text:span text:style-name="T1">c</text:span></text:p>
          </table:table-cell>
          <table:table-cell table:style-name="ce55" office:value-type="string">
            <text:p>R<text:span text:style-name="T1">a</text:span>, Ом</text:p>
          </table:table-cell>
          <table:table-cell table:style-name="ce22" office:value-type="string">
            <text:p>R<text:span text:style-name="T1">b</text:span>, Ом</text:p>
          </table:table-cell>
          <table:table-cell table:style-name="ce13" office:value-type="string">
            <text:p>R<text:span text:style-name="T1">c</text:span>, Ом</text:p>
          </table:table-cell>
          <table:table-cell table:number-columns-repeated="1004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4" office:value-type="float" office:value="70.02">
            <text:p>70,0</text:p>
          </table:table-cell>
          <table:table-cell table:style-name="ce14" office:value-type="float" office:value="41.34">
            <text:p>41,3</text:p>
          </table:table-cell>
          <table:table-cell table:style-name="ce14" office:value-type="float" office:value="40.45">
            <text:p>40,5</text:p>
          </table:table-cell>
          <table:table-cell table:style-name="ce14" office:value-type="float" office:value="40.2">
            <text:p>40,2</text:p>
          </table:table-cell>
          <table:table-cell table:style-name="ce36" office:value-type="float" office:value="0.355">
            <text:p>0,355</text:p>
          </table:table-cell>
          <table:table-cell table:style-name="ce36" office:value-type="float" office:value="0.35">
            <text:p>0,350</text:p>
          </table:table-cell>
          <table:table-cell table:style-name="ce36" office:value-type="float" office:value="0.33">
            <text:p>0,330</text:p>
          </table:table-cell>
          <table:table-cell table:style-name="ce42" office:value-type="float" office:value="0.041">
            <text:p>0,041</text:p>
          </table:table-cell>
          <table:table-cell table:style-name="ce14"/>
          <table:table-cell table:style-name="ce14" office:value-type="float" office:value="10.93">
            <text:p>10,9</text:p>
          </table:table-cell>
          <table:table-cell table:style-name="ce46" office:value-type="float" office:value="14.32">
            <text:p>14,3</text:p>
          </table:table-cell>
          <table:table-cell table:style-name="ce3" office:value-type="float" office:value="1">
            <text:p>1</text:p>
          </table:table-cell>
          <table:table-cell table:style-name="ce49" table:formula="of:=[.$B3]/[.C3]" office:value-type="float" office:value="1.69375907111756">
            <text:p>1,69</text:p>
          </table:table-cell>
          <table:table-cell table:style-name="ce51" table:formula="of:=[.$B3]/[.D3]" office:value-type="float" office:value="1.73102595797281">
            <text:p>1,73</text:p>
          </table:table-cell>
          <table:table-cell table:style-name="ce51" table:formula="of:=[.$B3]/[.E3]" office:value-type="float" office:value="1.74179104477612">
            <text:p>1,74</text:p>
          </table:table-cell>
          <table:table-cell table:style-name="ce53" table:formula="of:=[.E3]*[.H3]" office:value-type="float" office:value="13.266">
            <text:p>13,27</text:p>
          </table:table-cell>
          <table:table-cell table:style-name="ce56" table:formula="of:=[.C3]/[.F3]" office:value-type="float" office:value="116.450704225352" table:number-columns-spanned="1" table:number-rows-spanned="3">
            <text:p>116</text:p>
          </table:table-cell>
          <table:table-cell table:style-name="ce61" table:formula="of:=[.D3]/[.G3]" office:value-type="float" office:value="115.571428571429" table:number-columns-spanned="1" table:number-rows-spanned="3">
            <text:p>116</text:p>
          </table:table-cell>
          <table:table-cell table:style-name="ce66" table:formula="of:=[.E3]/[.H3]" office:value-type="float" office:value="121.818181818182" table:number-columns-spanned="1" table:number-rows-spanned="3">
            <text:p>122</text:p>
          </table:table-cell>
          <table:table-cell table:number-columns-repeated="1004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float" office:value="70.71">
            <text:p>70,7</text:p>
          </table:table-cell>
          <table:table-cell table:style-name="ce14" office:value-type="float" office:value="41.29">
            <text:p>41,3</text:p>
          </table:table-cell>
          <table:table-cell table:style-name="ce14" office:value-type="float" office:value="40.95">
            <text:p>41,0</text:p>
          </table:table-cell>
          <table:table-cell table:style-name="ce14" office:value-type="float" office:value="40.4">
            <text:p>40,4</text:p>
          </table:table-cell>
          <table:table-cell table:style-name="ce36"/>
          <table:table-cell table:style-name="ce36" office:value-type="float" office:value="0.35">
            <text:p>0,350</text:p>
          </table:table-cell>
          <table:table-cell table:style-name="ce36" office:value-type="float" office:value="0.33">
            <text:p>0,330</text:p>
          </table:table-cell>
          <table:table-cell table:style-name="ce36" office:value-type="float" office:value="0.344">
            <text:p>0,344</text:p>
          </table:table-cell>
          <table:table-cell table:style-name="ce14" table:number-columns-repeated="2"/>
          <table:table-cell table:style-name="ce46" office:value-type="float" office:value="14.36">
            <text:p>14,4</text:p>
          </table:table-cell>
          <table:table-cell table:style-name="ce3" office:value-type="float" office:value="2">
            <text:p>2</text:p>
          </table:table-cell>
          <table:table-cell table:style-name="ce49" table:formula="of:=[.$B4]/[.C4]" office:value-type="float" office:value="1.71252119157181">
            <text:p>1,71</text:p>
          </table:table-cell>
          <table:table-cell table:style-name="ce51" table:formula="of:=[.$B4]/[.D4]" office:value-type="float" office:value="1.72673992673993">
            <text:p>1,73</text:p>
          </table:table-cell>
          <table:table-cell table:style-name="ce51" table:formula="of:=[.$B4]/[.E4]" office:value-type="float" office:value="1.75024752475248">
            <text:p>1,75</text:p>
          </table:table-cell>
          <table:table-cell table:style-name="ce53" table:formula="of:=[.E4]*[.H4]" office:value-type="float" office:value="13.332">
            <text:p>13,33</text:p>
          </table:table-cell>
          <table:covered-table-cell table:style-name="ce57"/>
          <table:covered-table-cell table:style-name="ce62"/>
          <table:covered-table-cell table:style-name="ce67"/>
          <table:table-cell table:number-columns-repeated="1004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4" office:value-type="float" office:value="69.45">
            <text:p>69,5</text:p>
          </table:table-cell>
          <table:table-cell table:style-name="ce14" office:value-type="float" office:value="40.39">
            <text:p>40,4</text:p>
          </table:table-cell>
          <table:table-cell table:style-name="ce14" office:value-type="float" office:value="40.73">
            <text:p>40,7</text:p>
          </table:table-cell>
          <table:table-cell table:style-name="ce14" office:value-type="float" office:value="41.4">
            <text:p>41,4</text:p>
          </table:table-cell>
          <table:table-cell table:style-name="ce36" office:value-type="float" office:value="0.35">
            <text:p>0,350</text:p>
          </table:table-cell>
          <table:table-cell table:style-name="ce36" office:value-type="float" office:value="0.351">
            <text:p>0,351</text:p>
          </table:table-cell>
          <table:table-cell table:style-name="ce36" office:value-type="float" office:value="0.333">
            <text:p>0,333</text:p>
          </table:table-cell>
          <table:table-cell table:style-name="ce36" office:value-type="float" office:value="0.018">
            <text:p>0,018</text:p>
          </table:table-cell>
          <table:table-cell table:style-name="ce14" office:value-type="float" office:value="1.4">
            <text:p>1,4</text:p>
          </table:table-cell>
          <table:table-cell table:style-name="ce14" office:value-type="float" office:value="13.98">
            <text:p>14,0</text:p>
          </table:table-cell>
          <table:table-cell table:style-name="ce46" office:value-type="float" office:value="14.47">
            <text:p>14,5</text:p>
          </table:table-cell>
          <table:table-cell table:style-name="ce3" office:value-type="float" office:value="3">
            <text:p>3</text:p>
          </table:table-cell>
          <table:table-cell table:style-name="ce49" table:formula="of:=[.$B5]/[.C5]" office:value-type="float" office:value="1.71948502104481">
            <text:p>1,72</text:p>
          </table:table-cell>
          <table:table-cell table:style-name="ce51" table:formula="of:=[.$B5]/[.D5]" office:value-type="float" office:value="1.7051313528112">
            <text:p>1,71</text:p>
          </table:table-cell>
          <table:table-cell table:style-name="ce51" table:formula="of:=[.$B5]/[.E5]" office:value-type="float" office:value="1.67753623188406">
            <text:p>1,68</text:p>
          </table:table-cell>
          <table:table-cell table:style-name="ce53" table:formula="of:=[.E5]*[.H5]" office:value-type="float" office:value="13.7862">
            <text:p>13,79</text:p>
          </table:table-cell>
          <table:covered-table-cell table:style-name="ce56"/>
          <table:covered-table-cell table:style-name="ce61"/>
          <table:covered-table-cell table:style-name="ce66"/>
          <table:table-cell table:number-columns-repeated="100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float" office:value="71.06">
            <text:p>71,1</text:p>
          </table:table-cell>
          <table:table-cell table:style-name="ce14" office:value-type="float" office:value="62.2">
            <text:p>62,2</text:p>
          </table:table-cell>
          <table:table-cell table:style-name="ce14" office:value-type="float" office:value="34.08">
            <text:p>34,1</text:p>
          </table:table-cell>
          <table:table-cell table:style-name="ce14" office:value-type="float" office:value="36.4">
            <text:p>36,4</text:p>
          </table:table-cell>
          <table:table-cell table:style-name="ce36"/>
          <table:table-cell table:style-name="ce36" office:value-type="float" office:value="0.294">
            <text:p>0,294</text:p>
          </table:table-cell>
          <table:table-cell table:style-name="ce36" office:value-type="float" office:value="0.297">
            <text:p>0,297</text:p>
          </table:table-cell>
          <table:table-cell table:style-name="ce36" office:value-type="float" office:value="0.018">
            <text:p>0,018</text:p>
          </table:table-cell>
          <table:table-cell table:style-name="ce14" office:value-type="float" office:value="20.8">
            <text:p>20,8</text:p>
          </table:table-cell>
          <table:table-cell table:style-name="ce14"/>
          <table:table-cell table:style-name="ce46" office:value-type="float" office:value="9.98">
            <text:p>10,0</text:p>
          </table:table-cell>
          <table:table-cell table:style-name="ce3" office:value-type="float" office:value="4">
            <text:p>4</text:p>
          </table:table-cell>
          <table:table-cell table:style-name="ce49" table:formula="of:=[.$B6]/[.C6]" office:value-type="float" office:value="1.14244372990354">
            <text:p>1,14</text:p>
          </table:table-cell>
          <table:table-cell table:style-name="ce51" table:formula="of:=[.$B6]/[.D6]" office:value-type="float" office:value="2.08509389671361">
            <text:p>2,09</text:p>
          </table:table-cell>
          <table:table-cell table:style-name="ce51" table:formula="of:=[.$B6]/[.E6]" office:value-type="float" office:value="1.9521978021978">
            <text:p>1,95</text:p>
          </table:table-cell>
          <table:table-cell table:style-name="ce53" table:formula="of:=[.E6]*[.H6]" office:value-type="float" office:value="10.8108">
            <text:p>10,81</text:p>
          </table:table-cell>
          <table:table-cell table:style-name="ce55" office:value-type="string">
            <text:p>Z<text:span text:style-name="T1">a</text:span>, Ом</text:p>
          </table:table-cell>
          <table:table-cell table:style-name="ce22" office:value-type="string">
            <text:p>Z<text:span text:style-name="T1">b</text:span>, Ом</text:p>
          </table:table-cell>
          <table:table-cell table:style-name="ce13" office:value-type="string">
            <text:p>Z<text:span text:style-name="T1">c</text:span>, Ом</text:p>
          </table:table-cell>
          <table:table-cell table:number-columns-repeated="1004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5" office:value-type="float" office:value="70.84">
            <text:p>70,8</text:p>
          </table:table-cell>
          <table:table-cell table:style-name="ce15" office:value-type="float" office:value="42.04">
            <text:p>42,0</text:p>
          </table:table-cell>
          <table:table-cell table:style-name="ce15" office:value-type="float" office:value="40.66">
            <text:p>40,7</text:p>
          </table:table-cell>
          <table:table-cell table:style-name="ce15" office:value-type="float" office:value="41">
            <text:p>41,0</text:p>
          </table:table-cell>
          <table:table-cell table:style-name="ce37" office:value-type="float" office:value="0.132">
            <text:p>0,132</text:p>
          </table:table-cell>
          <table:table-cell table:style-name="ce37" office:value-type="float" office:value="0.349">
            <text:p>0,349</text:p>
          </table:table-cell>
          <table:table-cell table:style-name="ce37" office:value-type="float" office:value="0.113">
            <text:p>0,113</text:p>
          </table:table-cell>
          <table:table-cell table:style-name="ce43" office:value-type="float" office:value="0.362">
            <text:p>0,362</text:p>
          </table:table-cell>
          <table:table-cell table:style-name="ce15"/>
          <table:table-cell table:style-name="ce15" office:value-type="float" office:value="3.03">
            <text:p>3,0</text:p>
          </table:table-cell>
          <table:table-cell table:style-name="ce47" office:value-type="float" office:value="4.15">
            <text:p>4,2</text:p>
          </table:table-cell>
          <table:table-cell table:style-name="ce4" office:value-type="float" office:value="5">
            <text:p>5</text:p>
          </table:table-cell>
          <table:table-cell table:style-name="ce50" table:formula="of:=[.$B7]/[.C7]" office:value-type="float" office:value="1.68506184586108">
            <text:p>1,69</text:p>
          </table:table-cell>
          <table:table-cell table:style-name="ce52" table:formula="of:=[.$B7]/[.D7]" office:value-type="float" office:value="1.74225282833251">
            <text:p>1,74</text:p>
          </table:table-cell>
          <table:table-cell table:style-name="ce52" table:formula="of:=[.$B7]/[.E7]" office:value-type="float" office:value="1.72780487804878">
            <text:p>1,73</text:p>
          </table:table-cell>
          <table:table-cell table:style-name="ce54" table:formula="of:=[.E7]*[.H7]" office:value-type="float" office:value="4.633">
            <text:p>4,63</text:p>
          </table:table-cell>
          <table:table-cell table:style-name="ce58" table:formula="of:=[.C7]/[.F7]" office:value-type="float" office:value="318.484848484848">
            <text:p>318</text:p>
          </table:table-cell>
          <table:table-cell table:style-name="ce63" table:formula="of:=[.D7]/[.G7]" office:value-type="float" office:value="116.504297994269">
            <text:p>117</text:p>
          </table:table-cell>
          <table:table-cell table:style-name="ce68" table:formula="of:=[.E7]/[.H7]" office:value-type="float" office:value="362.83185840708">
            <text:p>363</text:p>
          </table:table-cell>
          <table:table-cell table:number-columns-repeated="1004"/>
        </table:table-row>
        <table:table-row table:style-name="ro2">
          <table:table-cell table:style-name="Default" table:number-columns-repeated="9"/>
          <table:table-cell table:number-columns-repeated="8"/>
          <table:table-cell table:style-name="ce59" office:value-type="string">
            <text:p>φ<text:span text:style-name="T1">a</text:span><text:span text:style-name="T2">°</text:span></text:p>
          </table:table-cell>
          <table:table-cell table:style-name="ce64" office:value-type="string">
            <text:p>φ<text:span text:style-name="T1">b</text:span><text:span text:style-name="T2">°</text:span></text:p>
          </table:table-cell>
          <table:table-cell table:style-name="ce69" office:value-type="string">
            <text:p>φ<text:span text:style-name="T1">c</text:span><text:span text:style-name="T2">°</text:span></text:p>
          </table:table-cell>
          <table:table-cell table:number-columns-repeated="1004"/>
        </table:table-row>
        <table:table-row table:style-name="ro3">
          <table:table-cell table:style-name="Default" table:number-columns-repeated="9"/>
          <table:table-cell table:number-columns-repeated="8"/>
          <table:table-cell table:style-name="ce60" table:formula="of:=DEGREES(ACOS([.K7]/([.C7]*[.F7])))" office:value-type="float" office:value="56.9058257252398">
            <text:p>56,9</text:p>
          </table:table-cell>
          <table:table-cell table:style-name="ce15" table:formula="of:=DEGREES(ACOS([.L7]/([.D7]*[.G7])))" office:value-type="float" office:value="72.9951609177757">
            <text:p>73,0</text:p>
          </table:table-cell>
          <table:table-cell table:style-name="ce47" table:formula="of:=DEGREES(ACOS([.Q7]/([.E7]*[.H7])))" office:value-type="float" office:value="0">
            <text:p>0,0</text:p>
          </table:table-cell>
          <table:table-cell table:number-columns-repeated="1004"/>
        </table:table-row>
        <table:table-row table:style-name="ro2">
          <table:table-cell table:style-name="ce5" office:value-type="string" table:number-columns-spanned="9" table:number-rows-spanned="1">
            <text:p>Рассчеты координат к векторным диаграммам</text:p>
          </table:table-cell>
          <table:covered-table-cell table:number-columns-repeated="7" table:style-name="ce16"/>
          <table:covered-table-cell table:style-name="ce44"/>
          <table:table-cell table:number-columns-repeated="8"/>
          <table:table-cell table:style-name="ce3" office:value-type="string">
            <text:p>r<text:span text:style-name="T1">K</text:span><text:span text:style-name="T2">, Ом</text:span></text:p>
          </table:table-cell>
          <table:table-cell table:style-name="ce65" office:value-type="string">
            <text:p>L, мГн</text:p>
          </table:table-cell>
          <table:table-cell table:style-name="ce70" office:value-type="string">
            <text:p>С, мкФ</text:p>
          </table:table-cell>
          <table:table-cell table:number-columns-repeated="1004"/>
        </table:table-row>
        <table:table-row table:style-name="ro3">
          <table:table-cell table:style-name="ce6"/>
          <table:table-cell table:style-name="ce17" office:value-type="string" table:number-columns-spanned="4" table:number-rows-spanned="1">
            <text:p>Схема 5</text:p>
          </table:table-cell>
          <table:covered-table-cell table:number-columns-repeated="3" table:style-name="ce17"/>
          <table:table-cell table:style-name="ce38" office:value-type="string" table:number-columns-spanned="4" table:number-rows-spanned="1">
            <text:p>Схема 1</text:p>
          </table:table-cell>
          <table:covered-table-cell table:number-columns-repeated="2" table:style-name="ce17"/>
          <table:covered-table-cell table:style-name="ce38"/>
          <table:table-cell table:number-columns-repeated="8"/>
          <table:table-cell table:style-name="ce60" table:formula="of:=[.R7]*COS(RADIANS([.R9]))-[.R3]" office:value-type="float" office:value="57.4473673999922">
            <text:p>57,4</text:p>
          </table:table-cell>
          <table:table-cell table:style-name="ce15" table:formula="of:=1000*[.R7]*SIN(RADIANS([.R9]))/(2*PI()*50)" office:value-type="float" office:value="849.309350253674">
            <text:p>849,3</text:p>
          </table:table-cell>
          <table:table-cell table:style-name="ce47" table:formula="of:=10^6/((2*PI()*50)*[.S7]*SIN(RADIANS([.S9])))" office:value-type="float" office:value="28.570844670932">
            <text:p>28,6</text:p>
          </table:table-cell>
          <table:table-cell table:number-columns-repeated="1004"/>
        </table:table-row>
        <table:table-row table:style-name="ro3">
          <table:table-cell table:style-name="ce7"/>
          <table:table-cell table:style-name="ce8" office:value-type="string">
            <text:p>r</text:p>
          </table:table-cell>
          <table:table-cell table:style-name="ce24" office:value-type="string">
            <text:p>φ</text:p>
          </table:table-cell>
          <table:table-cell table:style-name="ce28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28" office:value-type="string">
            <text:p>r</text:p>
          </table:table-cell>
          <table:table-cell table:style-name="ce24" office:value-type="string">
            <text:p>φ</text:p>
          </table:table-cell>
          <table:table-cell table:style-name="ce28" office:value-type="string">
            <text:p>x</text:p>
          </table:table-cell>
          <table:table-cell table:style-name="ce31" office:value-type="string">
            <text:p>y</text:p>
          </table:table-cell>
          <table:table-cell>
            <draw:frame table:end-cell-address="Лист1.Q33" table:end-x="1.11cm" table:end-y="0.249cm" draw:z-index="0" draw:style-name="gr1" draw:text-style-name="P1" svg:width="9.5cm" svg:height="9.5cm" svg:x="0.676cm" svg:y="0.233cm">
              <draw:object draw:notify-on-update-of-ranges="Лист1.D13:Лист1.D14 Лист1.A13:Лист1.A13 Лист1.E13:Лист1.E14 Лист1.D15:Лист1.D16 Лист1.A15:Лист1.A15 Лист1.E15:Лист1.E16 Лист1.D17:Лист1.D18 Лист1.A17:Лист1.A17 Лист1.E17:Лист1.E18 Лист1.D19:Лист1.D20 Лист1.A19:Лист1.A19 Лист1.E19:Лист1.E20 Лист1.D21:Лист1.D22 Лист1.A21:Лист1.A21 Лист1.E21:Лист1.E22 Лист1.D23:Лист1.D24 Лист1.A23:Лист1.A23 Лист1.E23:Лист1.E24 Лист1.D25:Лист1.D26 Лист1.A25:Лист1.A25 Лист1.E25:Лист1.E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Лист1.Y33" table:end-x="0.687cm" table:end-y="0.381cm" draw:z-index="1" draw:style-name="gr1" draw:text-style-name="P1" svg:width="9.5cm" svg:height="9.5cm" svg:x="0.253cm" svg:y="0.365cm">
              <draw:object draw:notify-on-update-of-ranges="Лист1.H13:Лист1.H14 Лист1.A13:Лист1.A13 Лист1.I13:Лист1.I14 Лист1.H15:Лист1.H16 Лист1.A15:Лист1.A15 Лист1.I15:Лист1.I16 Лист1.H17:Лист1.H18 Лист1.A17:Лист1.A17 Лист1.I17:Лист1.I18 Лист1.H19:Лист1.H20 Лист1.A19:Лист1.A19 Лист1.I19:Лист1.I20 Лист1.H21:Лист1.H22 Лист1.A21:Лист1.A21 Лист1.I21:Лист1.I22 Лист1.H23:Лист1.H24 Лист1.A23:Лист1.A23 Лист1.I23:Лист1.I24 Лист1.H25:Лист1.H26 Лист1.A25:Лист1.A25 Лист1.I25:Лист1.I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6"/>
        </table:table-row>
        <table:table-row table:style-name="ro3">
          <table:table-cell table:style-name="ce8" table:formula="of:=[.C2]" office:value-type="string" office:string-value="Ua, В" table:number-columns-spanned="1" table:number-rows-spanned="2">
            <text:p>Ua, В</text:p>
          </table:table-cell>
          <table:table-cell table:style-name="ce18" table:formula="of:=MAX([.B19];[.B21];[.B23])/2" office:value-type="float" office:value="0.1745">
            <text:p>0,17</text:p>
          </table:table-cell>
          <table:table-cell table:style-name="ce16" office:value-type="float" office:value="0">
            <text:p>0</text:p>
          </table:table-cell>
          <table:table-cell table:style-name="ce29" table:formula="of:=[.B13]*COS(RADIANS([.C13]))" office:value-type="float" office:value="0.1745">
            <text:p>0,175</text:p>
          </table:table-cell>
          <table:table-cell table:style-name="ce32" table:formula="of:=[.B13]*SIN(RADIANS([.C13]))" office:value-type="float" office:value="0">
            <text:p>0,000</text:p>
          </table:table-cell>
          <table:table-cell table:style-name="ce39" table:formula="of:=MAX([.F19];[.F21];[.F23])/2" office:value-type="float" office:value="0.1775">
            <text:p>0,18</text:p>
          </table:table-cell>
          <table:table-cell table:style-name="ce16" office:value-type="float" office:value="0">
            <text:p>0</text:p>
          </table:table-cell>
          <table:table-cell table:style-name="ce29" table:formula="of:=[.F13]*COS(RADIANS([.G13]))" office:value-type="float" office:value="0.1775">
            <text:p>0,178</text:p>
          </table:table-cell>
          <table:table-cell table:style-name="ce32" table:formula="of:=[.F13]*SIN(RADIANS([.G13]))" office:value-type="float" office:value="0">
            <text:p>0,000</text:p>
          </table:table-cell>
          <table:table-cell table:number-columns-repeated="1015"/>
        </table:table-row>
        <table:table-row table:style-name="ro3">
          <table:covered-table-cell/>
          <table:table-cell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0" table:formula="of:=[.D2]" office:value-type="string" office:string-value="Ub, В" table:number-columns-spanned="1" table:number-rows-spanned="2">
            <text:p>Ub, В</text:p>
          </table:table-cell>
          <table:table-cell table:style-name="ce19" table:formula="of:=[.B13]" office:value-type="float" office:value="0.1745">
            <text:p>0,17</text:p>
          </table:table-cell>
          <table:table-cell office:value-type="float" office:value="120">
            <text:p>120</text:p>
          </table:table-cell>
          <table:table-cell table:formula="of:=[.B15]*COS(RADIANS([.C15]))" office:value-type="float" office:value="-0.08725">
            <text:p>-0,087</text:p>
          </table:table-cell>
          <table:table-cell table:formula="of:=[.B15]*SIN(RADIANS([.C15]))" office:value-type="float" office:value="0.151121432960385">
            <text:p>0,151</text:p>
          </table:table-cell>
          <table:table-cell table:style-name="ce40" table:formula="of:=[.F13]" office:value-type="float" office:value="0.1775">
            <text:p>0,18</text:p>
          </table:table-cell>
          <table:table-cell office:value-type="float" office:value="120">
            <text:p>120</text:p>
          </table:table-cell>
          <table:table-cell table:formula="of:=[.F15]*COS(RADIANS([.G15]))" office:value-type="float" office:value="-0.08875">
            <text:p>-0,089</text:p>
          </table:table-cell>
          <table:table-cell table:formula="of:=[.F15]*SIN(RADIANS([.G15]))" office:value-type="float" office:value="0.153719509171738">
            <text:p>0,154</text:p>
          </table:table-cell>
          <table:table-cell table:number-columns-repeated="1015"/>
        </table:table-row>
        <table:table-row table:style-name="ro3">
          <table:covered-table-cell/>
          <table:table-cell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1" table:formula="of:=[.E2]" office:value-type="string" office:string-value="Uc, В" table:number-columns-spanned="1" table:number-rows-spanned="2">
            <text:p>Uc, В</text:p>
          </table:table-cell>
          <table:table-cell table:style-name="ce19" table:formula="of:=[.B13]" office:value-type="float" office:value="0.1745">
            <text:p>0,17</text:p>
          </table:table-cell>
          <table:table-cell office:value-type="float" office:value="-120">
            <text:p>-120</text:p>
          </table:table-cell>
          <table:table-cell table:formula="of:=[.B17]*COS(RADIANS([.C17]))" office:value-type="float" office:value="-0.08725">
            <text:p>-0,087</text:p>
          </table:table-cell>
          <table:table-cell table:formula="of:=[.B17]*SIN(RADIANS([.C17]))" office:value-type="float" office:value="-0.151121432960385">
            <text:p>-0,151</text:p>
          </table:table-cell>
          <table:table-cell table:style-name="ce40" table:formula="of:=[.F13]" office:value-type="float" office:value="0.1775">
            <text:p>0,18</text:p>
          </table:table-cell>
          <table:table-cell office:value-type="float" office:value="-120">
            <text:p>-120</text:p>
          </table:table-cell>
          <table:table-cell table:formula="of:=[.F17]*COS(RADIANS([.G17]))" office:value-type="float" office:value="-0.08875">
            <text:p>-0,089</text:p>
          </table:table-cell>
          <table:table-cell table:formula="of:=[.F17]*SIN(RADIANS([.G17]))" office:value-type="float" office:value="-0.153719509171738">
            <text:p>-0,154</text:p>
          </table:table-cell>
          <table:table-cell table:number-columns-repeated="1015"/>
        </table:table-row>
        <table:table-row table:style-name="ro3">
          <table:covered-table-cell table:style-name="ce6"/>
          <table:table-cell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3" table:style-name="ce27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0" table:formula="of:=[.F2]" office:value-type="string" office:string-value="Ia, А" table:number-columns-spanned="1" table:number-rows-spanned="2">
            <text:p>Ia, А</text:p>
          </table:table-cell>
          <table:table-cell table:style-name="ce20" table:formula="of:=[.F7]" office:value-type="float" office:value="0.132">
            <text:p>0,132</text:p>
          </table:table-cell>
          <table:table-cell table:formula="of:=[.R9]" office:value-type="float" office:value="56.9058257252398">
            <text:p>57</text:p>
          </table:table-cell>
          <table:table-cell table:formula="of:=[.B19]*COS(RADIANS([.C19]))" office:value-type="float" office:value="0.0720742150333016">
            <text:p>0,072</text:p>
          </table:table-cell>
          <table:table-cell table:formula="of:=[.B19]*SIN(RADIANS([.C19]))" office:value-type="float" office:value="0.110586199533818">
            <text:p>0,111</text:p>
          </table:table-cell>
          <table:table-cell table:style-name="ce30" table:formula="of:=[.F3]" office:value-type="float" office:value="0.355">
            <text:p>0,355</text:p>
          </table:table-cell>
          <table:table-cell office:value-type="float" office:value="0">
            <text:p>0</text:p>
          </table:table-cell>
          <table:table-cell table:formula="of:=[.F19]*COS(RADIANS([.G19]))" office:value-type="float" office:value="0.355">
            <text:p>0,355</text:p>
          </table:table-cell>
          <table:table-cell table:formula="of:=[.F19]*SIN(RADIANS([.G19]))" office:value-type="float" office:value="0">
            <text:p>0,000</text:p>
          </table:table-cell>
          <table:table-cell table:number-columns-repeated="1015"/>
        </table:table-row>
        <table:table-row table:style-name="ro3">
          <table:covered-table-cell/>
          <table:table-cell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0" table:formula="of:=[.G2]" office:value-type="string" office:string-value="Ib, А" table:number-columns-spanned="1" table:number-rows-spanned="2">
            <text:p>Ib, А</text:p>
          </table:table-cell>
          <table:table-cell table:style-name="ce20" table:formula="of:=[.G7]" office:value-type="float" office:value="0.349">
            <text:p>0,349</text:p>
          </table:table-cell>
          <table:table-cell table:formula="of:=120-[.S9]" office:value-type="float" office:value="47.0048390822244">
            <text:p>47</text:p>
          </table:table-cell>
          <table:table-cell table:formula="of:=[.B21]*COS(RADIANS([.C21]))" office:value-type="float" office:value="0.237995869567811">
            <text:p>0,238</text:p>
          </table:table-cell>
          <table:table-cell table:formula="of:=[.B21]*SIN(RADIANS([.C21]))" office:value-type="float" office:value="0.255262543411017">
            <text:p>0,255</text:p>
          </table:table-cell>
          <table:table-cell table:style-name="ce30" table:formula="of:=[.G3]" office:value-type="float" office:value="0.35">
            <text:p>0,350</text:p>
          </table:table-cell>
          <table:table-cell office:value-type="float" office:value="120">
            <text:p>120</text:p>
          </table:table-cell>
          <table:table-cell table:formula="of:=[.F21]*COS(RADIANS([.G21]))" office:value-type="float" office:value="-0.175">
            <text:p>-0,175</text:p>
          </table:table-cell>
          <table:table-cell table:formula="of:=[.F21]*SIN(RADIANS([.G21]))" office:value-type="float" office:value="0.303108891324554">
            <text:p>0,303</text:p>
          </table:table-cell>
          <table:table-cell table:number-columns-repeated="1015"/>
        </table:table-row>
        <table:table-row table:style-name="ro3">
          <table:covered-table-cell/>
          <table:table-cell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0" table:formula="of:=[.H2]" office:value-type="string" office:string-value="Ic, А" table:number-columns-spanned="1" table:number-rows-spanned="2">
            <text:p>Ic, А</text:p>
          </table:table-cell>
          <table:table-cell table:style-name="ce20" table:formula="of:=[.H7]" office:value-type="float" office:value="0.113">
            <text:p>0,113</text:p>
          </table:table-cell>
          <table:table-cell office:value-type="float" office:value="-120">
            <text:p>-120</text:p>
          </table:table-cell>
          <table:table-cell table:formula="of:=[.B23]*COS(RADIANS([.C23]))" office:value-type="float" office:value="-0.0565">
            <text:p>-0,057</text:p>
          </table:table-cell>
          <table:table-cell table:formula="of:=[.B23]*SIN(RADIANS([.C23]))" office:value-type="float" office:value="-0.0978608706276416">
            <text:p>-0,098</text:p>
          </table:table-cell>
          <table:table-cell table:style-name="ce30" table:formula="of:=[.H3]" office:value-type="float" office:value="0.33">
            <text:p>0,330</text:p>
          </table:table-cell>
          <table:table-cell office:value-type="float" office:value="-120">
            <text:p>-120</text:p>
          </table:table-cell>
          <table:table-cell table:formula="of:=[.F23]*COS(RADIANS([.G23]))" office:value-type="float" office:value="-0.165">
            <text:p>-0,165</text:p>
          </table:table-cell>
          <table:table-cell table:formula="of:=[.F23]*SIN(RADIANS([.G23]))" office:value-type="float" office:value="-0.285788383248865">
            <text:p>-0,286</text:p>
          </table:table-cell>
          <table:table-cell table:number-columns-repeated="1015"/>
        </table:table-row>
        <table:table-row table:style-name="ro3">
          <table:covered-table-cell/>
          <table:table-cell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2" table:formula="of:=[.I2]" office:value-type="string" office:string-value="In, А" table:number-columns-spanned="1" table:number-rows-spanned="2">
            <text:p>In, А</text:p>
          </table:table-cell>
          <table:table-cell table:style-name="ce21" table:formula="of:=SQRT([.D25]^2+[.E25]^2)" office:value-type="float" office:value="0.368938053762026">
            <text:p>0,369</text:p>
          </table:table-cell>
          <table:table-cell table:formula="of:=DEGREES(ACOS([.D25]/[.B25]))" office:value-type="float" office:value="46.5834636382254">
            <text:p>47</text:p>
          </table:table-cell>
          <table:table-cell table:formula="of:=[.D19]+[.D21]+[.D23]" office:value-type="float" office:value="0.253570084601113">
            <text:p>0,254</text:p>
          </table:table-cell>
          <table:table-cell table:formula="of:=[.E19]+[.E21]+[.E23]" office:value-type="float" office:value="0.267987872317193">
            <text:p>0,268</text:p>
          </table:table-cell>
          <table:table-cell table:style-name="ce41" table:formula="of:=SQRT([.H25]^2+[.I25]^2)" office:value-type="float" office:value="0.0229128784747793">
            <text:p>0,023</text:p>
          </table:table-cell>
          <table:table-cell table:formula="of:=DEGREES(ACOS([.H25]/[.F25]))" office:value-type="float" office:value="49.1066053508689">
            <text:p>49</text:p>
          </table:table-cell>
          <table:table-cell table:formula="of:=[.H19]+[.H21]+[.H23]" office:value-type="float" office:value="0.0150000000000001">
            <text:p>0,015</text:p>
          </table:table-cell>
          <table:table-cell table:formula="of:=[.I19]+[.I21]+[.I23]" office:value-type="float" office:value="0.0173205080756888">
            <text:p>0,017</text:p>
          </table:table-cell>
          <table:table-cell table:number-columns-repeated="1015"/>
        </table:table-row>
        <table:table-row table:style-name="ro3">
          <table:covered-table-cell table:style-name="ce6"/>
          <table:table-cell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3" table:style-name="ce27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11.06.2015</text:date>, <text:time>09:28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5-22T12:09:42.75</meta:creation-date>
    <dc:date>2015-06-11T09:28:29</dc:date>
    <dc:creator>Егор Клёнин</dc:creator>
    <meta:editing-duration>PT9H6M25S</meta:editing-duration>
    <meta:editing-cycles>18</meta:editing-cycles>
    <meta:generator>OpenOffice/4.1.1$Win32 OpenOffice.org_project/411m6$Build-9775</meta:generator>
    <meta:document-statistic meta:table-count="1" meta:cell-count="2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minimum="-0.1" chart:maximum="0.4" chart:interval-major="0.1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-0.2" chart:maximum="0.3" chart:origin="0" chart:interval-major="0.1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square" chart:symbol-width="0.25cm" chart:symbol-height="0.25cm">
        <chart:symbol-image xlink:href="Pictures/2000000D000000DF000000DF948C12DE.svm" xlink:type="simple" xlink:actuate="onLoad"/>
      </style:chart-properties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square" chart:symbol-width="0.25cm" chart:symbol-height="0.25cm" chart:link-data-style-to-source="false"/>
      <style:graphic-properties svg:stroke-width="0.03cm" svg:stroke-color="#c5000b" draw:fill-color="#c5000b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square" chart:symbol-width="0.25cm" chart:symbol-height="0.25cm"/>
      <style:graphic-properties svg:stroke-width="0.03cm" svg:stroke-color="#ffd320" draw:fill-color="#ffd320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circle" chart:symbol-width="0.25cm" chart:symbol-height="0.25cm"/>
      <style:graphic-properties svg:stroke-width="0.1cm" svg:stroke-color="#579d1c" draw:fill-color="#579d1c"/>
      <style:text-properties fo:font-size="10pt" style:font-size-asian="10pt" style:font-size-complex="10pt"/>
    </style:style>
    <style:style style:name="ch12" style:family="chart" style:data-style-name="N108">
      <style:chart-properties chart:symbol-type="named-symbol" chart:symbol-name="circle" chart:symbol-width="0.25cm" chart:symbol-height="0.25cm"/>
      <style:graphic-properties svg:stroke-width="0.1cm" svg:stroke-color="#7e0021" draw:fill-color="#7e0021"/>
      <style:text-properties fo:font-size="10pt" style:font-size-asian="10pt" style:font-size-complex="10pt"/>
    </style:style>
    <style:style style:name="ch13" style:family="chart" style:data-style-name="N108">
      <style:chart-properties chart:symbol-type="named-symbol" chart:symbol-name="circle" chart:symbol-width="0.25cm" chart:symbol-height="0.25cm">
        <chart:symbol-image xlink:href="Pictures/2000000D000000DF000000DF74639A27.svm" xlink:type="simple" xlink:actuate="onLoad"/>
      </style:chart-properties>
      <style:graphic-properties svg:stroke-width="0.1cm" svg:stroke-color="#004586" draw:fill-color="#004586"/>
      <style:text-properties fo:font-size="10pt" style:font-size-asian="10pt" style:font-size-complex="10pt"/>
    </style:style>
    <style:style style:name="ch14" style:family="chart" style:data-style-name="N108">
      <style:chart-properties chart:symbol-type="named-symbol" chart:symbol-name="diamond" chart:symbol-width="0.25cm" chart:symbol-height="0.25cm">
        <chart:symbol-image xlink:href="Pictures/2000000D000000DF000000DF75F9AC18.svm" xlink:type="simple" xlink:actuate="onLoad"/>
      </style:chart-properties>
      <style:graphic-properties svg:stroke-width="0.1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501cm" svg:height="9.501cm" xlink:href=".." xlink:type="simple" chart:class="chart:scatter" chart:style-name="ch1">
        <chart:title svg:x="2.047cm" svg:y="0.325cm" chart:style-name="ch2">
          <text:p>Комплексная нагрузка 
с нейтральным проводом</text:p>
        </chart:title>
        <chart:legend chart:legend-position="end" svg:x="7.284cm" svg:y="2.866cm" style:legend-expansion="high" chart:style-name="ch3"/>
        <chart:plot-area chart:style-name="ch4" table:cell-range-address="Лист1.D13:Лист1.E14 Лист1.A13:Лист1.A13 Лист1.A15:Лист1.A15 Лист1.E15:Лист1.E26 Лист1.A17:Лист1.A17 Лист1.A19:Лист1.A19 Лист1.A21:Лист1.A21 Лист1.A23:Лист1.A23 Лист1.A25:Лист1.A25" chart:data-source-has-labels="row" svg:x="0.307cm" svg:y="1.787cm" svg:width="7.179cm" svg:height="7.071cm">
          <chartooo:coordinate-region svg:x="0.599cm" svg:y="1.999cm" svg:width="6.647cm" svg:height="6.64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Лист1.E13:Лист1.E14" chart:label-cell-address="Лист1.A13:Лист1.A13" chart:class="chart:scatter">
            <chart:domain table:cell-range-address="Лист1.D13:Лист1.D14"/>
            <chart:data-point chart:repeated="2"/>
          </chart:series>
          <chart:series chart:style-name="ch9" chart:values-cell-range-address="Лист1.E15:Лист1.E16" chart:label-cell-address="Лист1.A15:Лист1.A15" chart:class="chart:scatter">
            <chart:domain table:cell-range-address="Лист1.D15:Лист1.D16"/>
            <chart:data-point chart:repeated="2"/>
          </chart:series>
          <chart:series chart:style-name="ch10" chart:values-cell-range-address="Лист1.E17:Лист1.E18" chart:label-cell-address="Лист1.A17:Лист1.A17" chart:class="chart:scatter">
            <chart:domain table:cell-range-address="Лист1.D17:Лист1.D18"/>
            <chart:data-point chart:repeated="2"/>
          </chart:series>
          <chart:series chart:style-name="ch11" chart:values-cell-range-address="Лист1.E19:Лист1.E20" chart:label-cell-address="Лист1.A19:Лист1.A19" chart:class="chart:scatter">
            <chart:domain table:cell-range-address="Лист1.D19:Лист1.D20"/>
            <chart:data-point chart:repeated="2"/>
          </chart:series>
          <chart:series chart:style-name="ch12" chart:values-cell-range-address="Лист1.E21:Лист1.E22" chart:label-cell-address="Лист1.A21:Лист1.A21" chart:class="chart:scatter">
            <chart:domain table:cell-range-address="Лист1.D21:Лист1.D22"/>
            <chart:data-point chart:repeated="2"/>
          </chart:series>
          <chart:series chart:style-name="ch13" chart:values-cell-range-address="Лист1.E23:Лист1.E24" chart:label-cell-address="Лист1.A23:Лист1.A23" chart:class="chart:scatter">
            <chart:domain table:cell-range-address="Лист1.D23:Лист1.D24"/>
            <chart:data-point chart:repeated="2"/>
          </chart:series>
          <chart:series chart:style-name="ch14" chart:values-cell-range-address="Лист1.E25:Лист1.E26" chart:label-cell-address="Лист1.A25:Лист1.A25" chart:class="chart:scatter">
            <chart:domain table:cell-range-address="Лист1.D25:Лист1.D26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Ua, В</text:p>
                <draw:g>
                  <svg:desc>Лист1.A13:Лист1.A13</svg:desc>
                </draw:g>
              </table:table-cell>
              <table:table-cell office:value-type="string">
                <text:p>Столбец D</text:p>
              </table:table-cell>
              <table:table-cell office:value-type="string">
                <text:p>Ub, В</text:p>
                <draw:g>
                  <svg:desc>Лист1.A15:Лист1.A15</svg:desc>
                </draw:g>
              </table:table-cell>
              <table:table-cell office:value-type="string">
                <text:p>Столбец D</text:p>
              </table:table-cell>
              <table:table-cell office:value-type="string">
                <text:p>Uc, В</text:p>
                <draw:g>
                  <svg:desc>Лист1.A17:Лист1.A17</svg:desc>
                </draw:g>
              </table:table-cell>
              <table:table-cell office:value-type="string">
                <text:p>Столбец D</text:p>
              </table:table-cell>
              <table:table-cell office:value-type="string">
                <text:p>Ia, А</text:p>
                <draw:g>
                  <svg:desc>Лист1.A19:Лист1.A19</svg:desc>
                </draw:g>
              </table:table-cell>
              <table:table-cell office:value-type="string">
                <text:p>Столбец D</text:p>
              </table:table-cell>
              <table:table-cell office:value-type="string">
                <text:p>Ib, А</text:p>
                <draw:g>
                  <svg:desc>Лист1.A21:Лист1.A21</svg:desc>
                </draw:g>
              </table:table-cell>
              <table:table-cell office:value-type="string">
                <text:p>Столбец D</text:p>
              </table:table-cell>
              <table:table-cell office:value-type="string">
                <text:p>Ic, А</text:p>
                <draw:g>
                  <svg:desc>Лист1.A23:Лист1.A23</svg:desc>
                </draw:g>
              </table:table-cell>
              <table:table-cell office:value-type="string">
                <text:p>Столбец D</text:p>
              </table:table-cell>
              <table:table-cell office:value-type="string">
                <text:p>In, А</text:p>
                <draw:g>
                  <svg:desc>Лист1.A25:Лист1.A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45">
                <text:p>0.1745</text:p>
                <draw:g>
                  <svg:desc>Лист1.D13:Лист1.D14</svg:desc>
                </draw:g>
              </table:table-cell>
              <table:table-cell office:value-type="float" office:value="0">
                <text:p>0</text:p>
                <draw:g>
                  <svg:desc>Лист1.E13:Лист1.E14</svg:desc>
                </draw:g>
              </table:table-cell>
              <table:table-cell office:value-type="float" office:value="-0.08725">
                <text:p>-0.08725</text:p>
                <draw:g>
                  <svg:desc>Лист1.D15:Лист1.D16</svg:desc>
                </draw:g>
              </table:table-cell>
              <table:table-cell office:value-type="float" office:value="0.151121432960385">
                <text:p>0.151121432960385</text:p>
                <draw:g>
                  <svg:desc>Лист1.E15:Лист1.E16</svg:desc>
                </draw:g>
              </table:table-cell>
              <table:table-cell office:value-type="float" office:value="-0.08725">
                <text:p>-0.08725</text:p>
                <draw:g>
                  <svg:desc>Лист1.D17:Лист1.D18</svg:desc>
                </draw:g>
              </table:table-cell>
              <table:table-cell office:value-type="float" office:value="-0.151121432960385">
                <text:p>-0.151121432960385</text:p>
                <draw:g>
                  <svg:desc>Лист1.E17:Лист1.E18</svg:desc>
                </draw:g>
              </table:table-cell>
              <table:table-cell office:value-type="float" office:value="0.0720742150333016">
                <text:p>0.0720742150333016</text:p>
                <draw:g>
                  <svg:desc>Лист1.D19:Лист1.D20</svg:desc>
                </draw:g>
              </table:table-cell>
              <table:table-cell office:value-type="float" office:value="0.110586199533818">
                <text:p>0.110586199533818</text:p>
                <draw:g>
                  <svg:desc>Лист1.E19:Лист1.E20</svg:desc>
                </draw:g>
              </table:table-cell>
              <table:table-cell office:value-type="float" office:value="0.237995869567811">
                <text:p>0.237995869567811</text:p>
                <draw:g>
                  <svg:desc>Лист1.D21:Лист1.D22</svg:desc>
                </draw:g>
              </table:table-cell>
              <table:table-cell office:value-type="float" office:value="0.255262543411017">
                <text:p>0.255262543411017</text:p>
                <draw:g>
                  <svg:desc>Лист1.E21:Лист1.E22</svg:desc>
                </draw:g>
              </table:table-cell>
              <table:table-cell office:value-type="float" office:value="-0.0565">
                <text:p>-0.0565</text:p>
                <draw:g>
                  <svg:desc>Лист1.D23:Лист1.D24</svg:desc>
                </draw:g>
              </table:table-cell>
              <table:table-cell office:value-type="float" office:value="-0.0978608706276416">
                <text:p>-0.0978608706276416</text:p>
                <draw:g>
                  <svg:desc>Лист1.E23:Лист1.E24</svg:desc>
                </draw:g>
              </table:table-cell>
              <table:table-cell office:value-type="float" office:value="0.253570084601113">
                <text:p>0.253570084601113</text:p>
                <draw:g>
                  <svg:desc>Лист1.D25:Лист1.D26</svg:desc>
                </draw:g>
              </table:table-cell>
              <table:table-cell office:value-type="float" office:value="0.267987872317193">
                <text:p>0.267987872317193</text:p>
                <draw:g>
                  <svg:desc>Лист1.E25:Лист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minimum="-0.3" chart:maximum="0.4" chart:interval-major="0.2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-0.35" chart:maximum="0.35" chart:origin="0" chart:interval-major="0.2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square" chart:symbol-width="0.25cm" chart:symbol-height="0.25cm">
        <chart:symbol-image xlink:href="Pictures/2000000D000000DF000000DF948C12DE.svm" xlink:type="simple" xlink:actuate="onLoad"/>
      </style:chart-properties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square" chart:symbol-width="0.25cm" chart:symbol-height="0.25cm" chart:link-data-style-to-source="false"/>
      <style:graphic-properties svg:stroke-width="0.03cm" svg:stroke-color="#c5000b" draw:fill-color="#c5000b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square" chart:symbol-width="0.25cm" chart:symbol-height="0.25cm"/>
      <style:graphic-properties svg:stroke-width="0.03cm" svg:stroke-color="#ffd320" draw:fill-color="#ffd320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circle" chart:symbol-width="0.25cm" chart:symbol-height="0.25cm"/>
      <style:graphic-properties svg:stroke-width="0.1cm" svg:stroke-color="#579d1c" draw:fill-color="#579d1c"/>
      <style:text-properties fo:font-size="10pt" style:font-size-asian="10pt" style:font-size-complex="10pt"/>
    </style:style>
    <style:style style:name="ch12" style:family="chart" style:data-style-name="N108">
      <style:chart-properties chart:symbol-type="named-symbol" chart:symbol-name="circle" chart:symbol-width="0.25cm" chart:symbol-height="0.25cm"/>
      <style:graphic-properties svg:stroke-width="0.1cm" svg:stroke-color="#7e0021" draw:fill-color="#7e0021"/>
      <style:text-properties fo:font-size="10pt" style:font-size-asian="10pt" style:font-size-complex="10pt"/>
    </style:style>
    <style:style style:name="ch13" style:family="chart" style:data-style-name="N108">
      <style:chart-properties chart:symbol-type="named-symbol" chart:symbol-name="circle" chart:symbol-width="0.25cm" chart:symbol-height="0.25cm">
        <chart:symbol-image xlink:href="Pictures/2000000D000000DF000000DF74639A27.svm" xlink:type="simple" xlink:actuate="onLoad"/>
      </style:chart-properties>
      <style:graphic-properties svg:stroke-width="0.1cm" svg:stroke-color="#004586" draw:fill-color="#004586"/>
      <style:text-properties fo:font-size="10pt" style:font-size-asian="10pt" style:font-size-complex="10pt"/>
    </style:style>
    <style:style style:name="ch14" style:family="chart" style:data-style-name="N108">
      <style:chart-properties chart:symbol-type="named-symbol" chart:symbol-name="diamond" chart:symbol-width="0.25cm" chart:symbol-height="0.25cm">
        <chart:symbol-image xlink:href="Pictures/2000000D000000DF000000DF75F9AC18.svm" xlink:type="simple" xlink:actuate="onLoad"/>
      </style:chart-properties>
      <style:graphic-properties svg:stroke-width="0.1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501cm" svg:height="9.501cm" xlink:href=".." xlink:type="simple" chart:class="chart:scatter" chart:style-name="ch1">
        <chart:title svg:x="1.174cm" svg:y="0.325cm" chart:style-name="ch2">
          <text:p>Симметричная активная нагрузка 
с нейтральным проводом</text:p>
        </chart:title>
        <chart:legend chart:legend-position="end" svg:x="7.284cm" svg:y="2.866cm" style:legend-expansion="high" chart:style-name="ch3"/>
        <chart:plot-area chart:style-name="ch4" table:cell-range-address="Лист1.H13:Лист1.I14 Лист1.A13:Лист1.A13 Лист1.A15:Лист1.A15 Лист1.I15:Лист1.I26 Лист1.A17:Лист1.A17 Лист1.A19:Лист1.A19 Лист1.A21:Лист1.A21 Лист1.A23:Лист1.A23 Лист1.A25:Лист1.A25" chart:data-source-has-labels="row" svg:x="0.309cm" svg:y="2cm" svg:width="6.939cm" svg:height="6.86cm">
          <chartooo:coordinate-region svg:x="0.6cm" svg:y="2cm" svg:width="6.648cm" svg:height="6.64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Лист1.I13:Лист1.I14" chart:label-cell-address="Лист1.A13:Лист1.A13" chart:class="chart:scatter">
            <chart:domain table:cell-range-address="Лист1.H13:Лист1.H14"/>
            <chart:data-point chart:repeated="2"/>
          </chart:series>
          <chart:series chart:style-name="ch9" chart:values-cell-range-address="Лист1.I15:Лист1.I16" chart:label-cell-address="Лист1.A15:Лист1.A15" chart:class="chart:scatter">
            <chart:domain table:cell-range-address="Лист1.H15:Лист1.H16"/>
            <chart:data-point chart:repeated="2"/>
          </chart:series>
          <chart:series chart:style-name="ch10" chart:values-cell-range-address="Лист1.I17:Лист1.I18" chart:label-cell-address="Лист1.A17:Лист1.A17" chart:class="chart:scatter">
            <chart:domain table:cell-range-address="Лист1.H17:Лист1.H18"/>
            <chart:data-point chart:repeated="2"/>
          </chart:series>
          <chart:series chart:style-name="ch11" chart:values-cell-range-address="Лист1.I19:Лист1.I20" chart:label-cell-address="Лист1.A19:Лист1.A19" chart:class="chart:scatter">
            <chart:domain table:cell-range-address="Лист1.H19:Лист1.H20"/>
            <chart:data-point chart:repeated="2"/>
          </chart:series>
          <chart:series chart:style-name="ch12" chart:values-cell-range-address="Лист1.I21:Лист1.I22" chart:label-cell-address="Лист1.A21:Лист1.A21" chart:class="chart:scatter">
            <chart:domain table:cell-range-address="Лист1.H21:Лист1.H22"/>
            <chart:data-point chart:repeated="2"/>
          </chart:series>
          <chart:series chart:style-name="ch13" chart:values-cell-range-address="Лист1.I23:Лист1.I24" chart:label-cell-address="Лист1.A23:Лист1.A23" chart:class="chart:scatter">
            <chart:domain table:cell-range-address="Лист1.H23:Лист1.H24"/>
            <chart:data-point chart:repeated="2"/>
          </chart:series>
          <chart:series chart:style-name="ch14" chart:values-cell-range-address="Лист1.I25:Лист1.I26" chart:label-cell-address="Лист1.A25:Лист1.A25" chart:class="chart:scatter">
            <chart:domain table:cell-range-address="Лист1.H25:Лист1.H26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Ua, В</text:p>
                <draw:g>
                  <svg:desc>Лист1.A13:Лист1.A13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Ub, В</text:p>
                <draw:g>
                  <svg:desc>Лист1.A15:Лист1.A15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Uc, В</text:p>
                <draw:g>
                  <svg:desc>Лист1.A17:Лист1.A17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Ia, А</text:p>
                <draw:g>
                  <svg:desc>Лист1.A19:Лист1.A19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Ib, А</text:p>
                <draw:g>
                  <svg:desc>Лист1.A21:Лист1.A21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Ic, А</text:p>
                <draw:g>
                  <svg:desc>Лист1.A23:Лист1.A23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In, А</text:p>
                <draw:g>
                  <svg:desc>Лист1.A25:Лист1.A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75">
                <text:p>0.1775</text:p>
                <draw:g>
                  <svg:desc>Лист1.H13:Лист1.H14</svg:desc>
                </draw:g>
              </table:table-cell>
              <table:table-cell office:value-type="float" office:value="0">
                <text:p>0</text:p>
                <draw:g>
                  <svg:desc>Лист1.I13:Лист1.I14</svg:desc>
                </draw:g>
              </table:table-cell>
              <table:table-cell office:value-type="float" office:value="-0.08875">
                <text:p>-0.08875</text:p>
                <draw:g>
                  <svg:desc>Лист1.H15:Лист1.H16</svg:desc>
                </draw:g>
              </table:table-cell>
              <table:table-cell office:value-type="float" office:value="0.153719509171738">
                <text:p>0.153719509171738</text:p>
                <draw:g>
                  <svg:desc>Лист1.I15:Лист1.I16</svg:desc>
                </draw:g>
              </table:table-cell>
              <table:table-cell office:value-type="float" office:value="-0.08875">
                <text:p>-0.08875</text:p>
                <draw:g>
                  <svg:desc>Лист1.H17:Лист1.H18</svg:desc>
                </draw:g>
              </table:table-cell>
              <table:table-cell office:value-type="float" office:value="-0.153719509171738">
                <text:p>-0.153719509171738</text:p>
                <draw:g>
                  <svg:desc>Лист1.I17:Лист1.I18</svg:desc>
                </draw:g>
              </table:table-cell>
              <table:table-cell office:value-type="float" office:value="0.355">
                <text:p>0.355</text:p>
                <draw:g>
                  <svg:desc>Лист1.H19:Лист1.H20</svg:desc>
                </draw:g>
              </table:table-cell>
              <table:table-cell office:value-type="float" office:value="0">
                <text:p>0</text:p>
                <draw:g>
                  <svg:desc>Лист1.I19:Лист1.I20</svg:desc>
                </draw:g>
              </table:table-cell>
              <table:table-cell office:value-type="float" office:value="-0.175">
                <text:p>-0.175</text:p>
                <draw:g>
                  <svg:desc>Лист1.H21:Лист1.H22</svg:desc>
                </draw:g>
              </table:table-cell>
              <table:table-cell office:value-type="float" office:value="0.303108891324554">
                <text:p>0.303108891324554</text:p>
                <draw:g>
                  <svg:desc>Лист1.I21:Лист1.I22</svg:desc>
                </draw:g>
              </table:table-cell>
              <table:table-cell office:value-type="float" office:value="-0.165">
                <text:p>-0.165</text:p>
                <draw:g>
                  <svg:desc>Лист1.H23:Лист1.H24</svg:desc>
                </draw:g>
              </table:table-cell>
              <table:table-cell office:value-type="float" office:value="-0.285788383248865">
                <text:p>-0.285788383248865</text:p>
                <draw:g>
                  <svg:desc>Лист1.I23:Лист1.I24</svg:desc>
                </draw:g>
              </table:table-cell>
              <table:table-cell office:value-type="float" office:value="0.0150000000000001">
                <text:p>0.0150000000000001</text:p>
                <draw:g>
                  <svg:desc>Лист1.H25:Лист1.H26</svg:desc>
                </draw:g>
              </table:table-cell>
              <table:table-cell office:value-type="float" office:value="0.0173205080756888">
                <text:p>0.0173205080756888</text:p>
                <draw:g>
                  <svg:desc>Лист1.I25:Лист1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